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8.461cm" table:align="margins"/>
    </style:style>
    <style:style style:name="Tableau1.A" style:family="table-column">
      <style:table-column-properties style:column-width="5.692cm" style:rel-column-width="3227*"/>
    </style:style>
    <style:style style:name="Tableau1.B" style:family="table-column">
      <style:table-column-properties style:column-width="3.997cm" style:rel-column-width="2266*"/>
    </style:style>
    <style:style style:name="Tableau1.C" style:family="table-column">
      <style:table-column-properties style:column-width="8.772cm" style:rel-column-width="4973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8.461cm" table:align="margins"/>
    </style:style>
    <style:style style:name="Tableau2.A" style:family="table-column">
      <style:table-column-properties style:column-width="18.461cm" style:rel-column-width="65535*"/>
    </style:style>
    <style:style style:name="Tableau2.A1" style:family="table-cell">
      <style:table-cell-properties fo:padding="0.097cm" fo:border="0.5pt solid #000000"/>
    </style:style>
    <style:style style:name="Tableau4" style:family="table">
      <style:table-properties style:width="18.461cm" table:align="margins"/>
    </style:style>
    <style:style style:name="Tableau4.A" style:family="table-column">
      <style:table-column-properties style:column-width="18.461cm" style:rel-column-width="65535*"/>
    </style:style>
    <style:style style:name="Tableau4.A1" style:family="table-cell">
      <style:table-cell-properties fo:padding="0.097cm" fo:border="0.5pt solid #000000"/>
    </style:style>
    <style:style style:name="Tableau3" style:family="table">
      <style:table-properties style:width="18.461cm" table:align="margins"/>
    </style:style>
    <style:style style:name="Tableau3.A" style:family="table-column">
      <style:table-column-properties style:column-width="18.461cm" style:rel-column-width="65535*"/>
    </style:style>
    <style:style style:name="Tableau3.A1" style:family="table-cell">
      <style:table-cell-properties fo:padding="0.097cm" fo:border="0.5pt solid #000000"/>
    </style:style>
    <style:style style:name="Tableau5" style:family="table">
      <style:table-properties style:width="18.461cm" table:align="margins"/>
    </style:style>
    <style:style style:name="Tableau5.A" style:family="table-column">
      <style:table-column-properties style:column-width="3.692cm" style:rel-column-width="2093*"/>
    </style:style>
    <style:style style:name="Tableau5.B" style:family="table-column">
      <style:table-column-properties style:column-width="14.769cm" style:rel-column-width="8373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B1" style:family="table-cell">
      <style:table-cell-properties fo:padding="0.097cm" fo:border="0.5pt solid #000000"/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18.461cm" table:align="margins"/>
    </style:style>
    <style:style style:name="Tableau6.A" style:family="table-column">
      <style:table-column-properties style:column-width="18.461cm" style:rel-column-width="65535*"/>
    </style:style>
    <style:style style:name="Tableau6.1" style:family="table-row">
      <style:table-row-properties style:min-row-height="1.905cm"/>
    </style:style>
    <style:style style:name="Tableau6.A1" style:family="table-cell">
      <style:table-cell-properties fo:padding="0.097cm" fo:border="0.5pt solid #000000"/>
    </style:style>
    <style:style style:name="Tableau7" style:family="table">
      <style:table-properties style:width="18.461cm" table:align="margins"/>
    </style:style>
    <style:style style:name="Tableau7.A" style:family="table-column">
      <style:table-column-properties style:column-width="18.461cm" style:rel-column-width="65535*"/>
    </style:style>
    <style:style style:name="Tableau7.A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14e97e" officeooo:paragraph-rsid="0014e97e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4e97e" officeooo:paragraph-rsid="0014e97e" style:font-weight-asian="bold" style:font-weight-complex="bold"/>
    </style:style>
    <style:style style:name="P3" style:family="paragraph" style:parent-style-name="Table_20_Contents">
      <style:text-properties officeooo:rsid="0014e97e" officeooo:paragraph-rsid="0014e97e"/>
    </style:style>
    <style:style style:name="P4" style:family="paragraph" style:parent-style-name="Table_20_Contents">
      <style:paragraph-properties fo:text-align="center" style:justify-single-word="false"/>
      <style:text-properties officeooo:rsid="0014e97e" officeooo:paragraph-rsid="0014e97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style:font-name="Liberation Mono" officeooo:rsid="0014e97e" officeooo:paragraph-rsid="0014e97e"/>
    </style:style>
    <style:style style:name="P7" style:family="paragraph" style:parent-style-name="Heading_20_4">
      <style:text-properties officeooo:paragraph-rsid="001a1aab"/>
    </style:style>
    <style:style style:name="P8" style:family="paragraph" style:parent-style-name="Standard">
      <style:text-properties style:font-name="Liberation Serif" fo:font-weight="normal" officeooo:rsid="0014e97e" officeooo:paragraph-rsid="0014e97e" style:font-weight-asian="normal" style:font-weight-complex="normal"/>
    </style:style>
    <style:style style:name="P9" style:family="paragraph" style:parent-style-name="Standard">
      <style:text-properties style:font-name="Liberation Serif" fo:font-weight="normal" officeooo:rsid="001a1aab" officeooo:paragraph-rsid="001a1aab" style:font-weight-asian="normal" style:font-weight-complex="normal"/>
    </style:style>
    <style:style style:name="P10" style:family="paragraph" style:parent-style-name="Table_20_Contents">
      <style:text-properties style:font-name="Liberation Mono"/>
    </style:style>
    <style:style style:name="P11" style:family="paragraph" style:parent-style-name="Standard">
      <style:text-properties style:font-name="Liberation Serif" fo:font-weight="normal" officeooo:rsid="001a1aab" officeooo:paragraph-rsid="0014e97e" style:font-weight-asian="normal" style:font-weight-complex="normal"/>
    </style:style>
    <style:style style:name="P12" style:family="paragraph" style:parent-style-name="Heading_20_2">
      <style:text-properties officeooo:paragraph-rsid="00171dc2"/>
    </style:style>
    <style:style style:name="P13" style:family="paragraph" style:parent-style-name="Text_20_body">
      <style:text-properties officeooo:paragraph-rsid="00195bde"/>
    </style:style>
    <style:style style:name="P14" style:family="paragraph" style:parent-style-name="Text_20_body" style:list-style-name="L1">
      <style:text-properties officeooo:paragraph-rsid="00195bde"/>
    </style:style>
    <style:style style:name="P15" style:family="paragraph" style:parent-style-name="Heading_20_4">
      <style:paragraph-properties fo:break-before="page"/>
    </style:style>
    <style:style style:name="P16" style:family="paragraph" style:parent-style-name="Standard">
      <style:text-properties style:text-underline-style="solid" style:text-underline-width="auto" style:text-underline-color="font-color"/>
    </style:style>
    <style:style style:name="P17" style:family="paragraph" style:parent-style-name="Standard">
      <style:text-properties officeooo:paragraph-rsid="001a1aab"/>
    </style:style>
    <style:style style:name="P18" style:family="paragraph" style:parent-style-name="Text_20_body">
      <style:text-properties officeooo:rsid="001a1aab" officeooo:paragraph-rsid="001a1aab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1a1aab" officeooo:paragraph-rsid="001a1aab" style:font-weight-asian="bold" style:font-weight-complex="bold"/>
    </style:style>
    <style:style style:name="P20" style:family="paragraph" style:parent-style-name="Text_20_body">
      <style:text-properties officeooo:paragraph-rsid="001c13c6"/>
    </style:style>
    <style:style style:name="P21" style:family="paragraph" style:parent-style-name="Text_20_body">
      <style:text-properties officeooo:rsid="001c13c6" officeooo:paragraph-rsid="001c13c6"/>
    </style:style>
    <style:style style:name="P22" style:family="paragraph" style:parent-style-name="Text_20_body" style:list-style-name="L2"/>
    <style:style style:name="T1" style:family="text">
      <style:text-properties officeooo:rsid="0016e332"/>
    </style:style>
    <style:style style:name="T2" style:family="text">
      <style:text-properties officeooo:rsid="00195bde"/>
    </style:style>
    <style:style style:name="T3" style:family="text">
      <style:text-properties fo:font-variant="normal" fo:text-transform="none" fo:color="#24292e" loext:opacity="100%" fo:font-size="12pt" fo:letter-spacing="normal" fo:font-style="normal" officeooo:rsid="001a1aab"/>
    </style:style>
    <style:style style:name="T4" style:family="text">
      <style:text-properties fo:font-variant="normal" fo:text-transform="none" fo:color="#24292e" loext:opacity="100%" fo:font-size="12pt" fo:letter-spacing="normal" fo:font-style="normal"/>
    </style:style>
    <style:style style:name="T5" style:family="text">
      <style:text-properties officeooo:rsid="001a1aab"/>
    </style:style>
    <style:style style:name="T6" style:family="text">
      <style:text-properties officeooo:rsid="00171dc2"/>
    </style:style>
    <style:style style:name="T7" style:family="text">
      <style:text-properties fo:font-weight="bold" officeooo:rsid="001c13c6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c13c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grammation en Python </text:p>
      <text:p text:style-name="P1"/>
      <text:h text:style-name="Heading_20_2" text:outline-level="2">Les opérateurs mathématiques</text:h>
      <text:p text:style-name="P1">Ils existent plusieurs opérateurs pour effectuer des calculs dans vos scripts Python :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">Opérations</text:p>
          </table:table-cell>
          <table:table-cell table:style-name="Tableau1.A1" office:value-type="string">
            <text:p text:style-name="P2">Symboles</text:p>
          </table:table-cell>
          <table:table-cell table:style-name="Tableau1.C1" office:value-type="string">
            <text:p text:style-name="P2">Exemples</text:p>
          </table:table-cell>
        </table:table-row>
        <table:table-row>
          <table:table-cell table:style-name="Tableau1.A2" office:value-type="string">
            <text:p text:style-name="P3">Addition</text:p>
          </table:table-cell>
          <table:table-cell table:style-name="Tableau1.A2" office:value-type="string">
            <text:p text:style-name="P4">+</text:p>
          </table:table-cell>
          <table:table-cell table:style-name="Tableau1.C2" office:value-type="string">
            <text:p text:style-name="P3">2 + 5 donne 7</text:p>
          </table:table-cell>
        </table:table-row>
        <table:table-row>
          <table:table-cell table:style-name="Tableau1.A2" office:value-type="string">
            <text:p text:style-name="P3">Soustraction</text:p>
          </table:table-cell>
          <table:table-cell table:style-name="Tableau1.A2" office:value-type="string">
            <text:p text:style-name="P5">-</text:p>
          </table:table-cell>
          <table:table-cell table:style-name="Tableau1.C2" office:value-type="string">
            <text:p text:style-name="P3">8 – 2 donne 6</text:p>
          </table:table-cell>
        </table:table-row>
        <table:table-row>
          <table:table-cell table:style-name="Tableau1.A2" office:value-type="string">
            <text:p text:style-name="P3">Multiplication</text:p>
          </table:table-cell>
          <table:table-cell table:style-name="Tableau1.A2" office:value-type="string">
            <text:p text:style-name="P4">*</text:p>
          </table:table-cell>
          <table:table-cell table:style-name="Tableau1.C2" office:value-type="string">
            <text:p text:style-name="P3">6 * 7 donne 42</text:p>
          </table:table-cell>
        </table:table-row>
        <table:table-row>
          <table:table-cell table:style-name="Tableau1.A2" office:value-type="string">
            <text:p text:style-name="P3">Puissance</text:p>
          </table:table-cell>
          <table:table-cell table:style-name="Tableau1.A2" office:value-type="string">
            <text:p text:style-name="P4">**</text:p>
          </table:table-cell>
          <table:table-cell table:style-name="Tableau1.C2" office:value-type="string">
            <text:p text:style-name="P3">5 ** 3 donne 125</text:p>
          </table:table-cell>
        </table:table-row>
        <table:table-row>
          <table:table-cell table:style-name="Tableau1.A2" office:value-type="string">
            <text:p text:style-name="P3">Division</text:p>
          </table:table-cell>
          <table:table-cell table:style-name="Tableau1.A2" office:value-type="string">
            <text:p text:style-name="P5">/</text:p>
          </table:table-cell>
          <table:table-cell table:style-name="Tableau1.C2" office:value-type="string">
            <text:p text:style-name="P3">7 / 2 donne 3,5 (en Python 3)</text:p>
          </table:table-cell>
        </table:table-row>
        <table:table-row>
          <table:table-cell table:style-name="Tableau1.A2" office:value-type="string">
            <text:p text:style-name="P3">Modulo</text:p>
          </table:table-cell>
          <table:table-cell table:style-name="Tableau1.A2" office:value-type="string">
            <text:p text:style-name="P5">%</text:p>
          </table:table-cell>
          <table:table-cell table:style-name="Tableau1.C2" office:value-type="string">
            <text:p text:style-name="P3">7 % 2 donne 1 (reste de la division entière)</text:p>
          </table:table-cell>
        </table:table-row>
        <table:table-row>
          <table:table-cell table:style-name="Tableau1.A2" office:value-type="string">
            <text:p text:style-name="P3">Quotient</text:p>
          </table:table-cell>
          <table:table-cell table:style-name="Tableau1.A2" office:value-type="string">
            <text:p text:style-name="P5">//</text:p>
          </table:table-cell>
          <table:table-cell table:style-name="Tableau1.C2" office:value-type="string">
            <text:p text:style-name="P3">7 // 2 donne 3 (quotient de la division entière)</text:p>
          </table:table-cell>
        </table:table-row>
      </table:table>
      <text:p text:style-name="P1"/>
      <text:p text:style-name="P1">Cependant certains opérateurs n’existent pas dans le langage Python natif, et on doit les ajouter préalablement avant de les utiliser en important des bibliothèques.</text:p>
      <text:p text:style-name="P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6"># Importation de la bibliothèque math </text:p>
            <text:p text:style-name="P6">import math</text:p>
            <text:p text:style-name="P6"/>
            <text:p text:style-name="P6"># racine <text:span text:style-name="T1">carré</text:span> <text:span text:style-name="T1">de 9</text:span></text:p>
            <text:p text:style-name="P6">racine = math.sqrt(9)</text:p>
          </table:table-cell>
        </table:table-row>
      </table:table>
      <text:h text:style-name="P7" text:outline-level="4" text:is-list-header="true">Exercice <text:span text:style-name="T2">5</text:span></text:h>
      <text:p text:style-name="P8"><text:span text:style-name="T3">Il est possible d’utiliser ces opérateurs sur des entiers (int) et des flottants (float), mais peut on les utiliser sur des chaînes de caractères ?</text:span><text:span text:style-name="T4"> 🤔</text:span> </text:p>
      <text:p text:style-name="P9">Essayez cette ligne de code Python en remplaçant l’opérateur entre ces deux chaînes de caractères :</text:p>
      <text:p text:style-name="P9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0"><text:span text:style-name="T5">print( "J’aime la" OPERATEUR "SNT" )</text:span></text:p>
          </table:table-cell>
        </table:table-row>
      </table:table>
      <text:p text:style-name="P11"/>
      <text:h text:style-name="P12" text:outline-level="2"><text:span text:style-name="T6">Les booléens</text:span></text:h>
      <text:h text:style-name="Heading_20_3" text:outline-level="3">Propriété</text:h>
      <text:p text:style-name="Text_20_body">Un <text:span text:style-name="Strong_20_Emphasis">booléen</text:span> est un type de donnée en informatique et en mathématiques qui ne peut prendre que <text:span text:style-name="Strong_20_Emphasis">deux valeurs possibles</text:span> :</text:p>
      <text:p text:style-name="P13"><text:span text:style-name="Strong_20_Emphasis">Vrai</text:span> (<text:span text:style-name="Source_20_Text">True</text:span>) ou <text:span text:style-name="Strong_20_Emphasis">Faux</text:span> (<text:span text:style-name="Source_20_Text">False</text:span>).</text:p>
      <text:p text:style-name="Text_20_body">Il sert à représenter une vérité logique ou le résultat d’une comparaison.<text:line-break/>Par exemple :</text:p>
      <text:list text:style-name="L1">
        <text:list-item>
          <text:p text:style-name="P14"><text:span text:style-name="Emphasis">2 &gt; 1</text:span> est <text:span text:style-name="Strong_20_Emphasis">vrai</text:span> → booléen = <text:span text:style-name="Source_20_Text"><text:s/>True</text:span></text:p>
        </text:list-item>
        <text:list-item>
          <text:p text:style-name="P14"><text:span text:style-name="Emphasis">5 = 3</text:span> est <text:span text:style-name="Strong_20_Emphasis">faux</text:span> → booléen = <text:span text:style-name="Source_20_Text"><text:s/>False</text:span></text:p>
        </text:list-item>
      </text:list>
      <text:p text:style-name="Text_20_body"/>
      <text:h text:style-name="P15" text:outline-level="4">Exercice <text:span text:style-name="T5">6</text:span></text:h>
      <text:p text:style-name="P16">Sur feuille, puis vérifier sur l'ordinateur</text:p>
      <text:p text:style-name="P16"/>
      <text:p text:style-name="Standard"><text:span text:style-name="T5">1) </text:span>Donner la valeur (<text:span text:style-name="Source_20_Text">True</text:span> ou <text:span text:style-name="Source_20_Text">False</text:span>) des expressions suivantes :</text:p>
      <text:p text:style-name="Standard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Standard"><text:span text:style-name="Source_20_Text">15 &lt;= 20 or 1&gt; 150</text:span></text:p>
            <text:p text:style-name="Standard"><text:span text:style-name="Source_20_Text">2 &lt; 4 and 2 &lt; 3</text:span></text:p>
            <text:p text:style-name="Standard"><text:span text:style-name="Source_20_Text">"A" == "A" and "B"=="B"</text:span></text:p>
            <text:p text:style-name="P17"><text:span text:style-name="Source_20_Text">"A" != "</text:span><text:span text:style-name="Source_20_Text"><text:span text:style-name="T5">C</text:span></text:span><text:span text:style-name="Source_20_Text">"</text:span></text:p>
            <text:p text:style-name="Standard"><text:span text:style-name="Source_20_Text">not (1 &lt; 3)</text:span></text:p>
            <text:p text:style-name="Standard"><text:span text:style-name="Source_20_Text">not (15 &lt;= 20) or 1 &lt; 150</text:span></text:p>
            <text:p text:style-name="Standard"><text:span text:style-name="Source_20_Text">3 &lt; 5 and ((7 &lt; 5) or (2 &lt; 3))</text:span></text:p>
          </table:table-cell>
        </table:table-row>
      </table:table>
      <text:p text:style-name="Standard"><text:span text:style-name="Source_20_Text"/></text:p>
      <text:p text:style-name="P18">2) Que font les opérateurs &lt;= ? &gt; ? == ? and ? or ? not ?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9">Opérateur</text:p>
          </table:table-cell>
          <table:table-cell table:style-name="Tableau5.B1" office:value-type="string">
            <text:p text:style-name="P19">Description</text:p>
          </table:table-cell>
        </table:table-row>
        <table:table-row>
          <table:table-cell table:style-name="Tableau5.A2" office:value-type="string">
            <text:p text:style-name="Table_20_Contents"/>
          </table:table-cell>
          <table:table-cell table:style-name="Tableau5.B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/>
          </table:table-cell>
          <table:table-cell table:style-name="Tableau5.B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/>
          </table:table-cell>
          <table:table-cell table:style-name="Tableau5.B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/>
          </table:table-cell>
          <table:table-cell table:style-name="Tableau5.B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/>
          </table:table-cell>
          <table:table-cell table:style-name="Tableau5.B2" office:value-type="string">
            <text:p text:style-name="Table_20_Contents"/>
          </table:table-cell>
        </table:table-row>
        <table:table-row>
          <table:table-cell table:style-name="Tableau5.A2" office:value-type="string">
            <text:p text:style-name="Table_20_Contents"/>
          </table:table-cell>
          <table:table-cell table:style-name="Tableau5.B2" office:value-type="string">
            <text:p text:style-name="Table_20_Contents"/>
          </table:table-cell>
        </table:table-row>
      </table:table>
      <text:h text:style-name="Heading_20_3" text:outline-level="3">Propriété</text:h>
      <text:p text:style-name="Text_20_body"><text:span text:style-name="Strong_20_Emphasis">La structure conditionnelle "if"</text:span></text:p>
      <text:p text:style-name="Text_20_body">En Python, voici la structure :</text:p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reformatted_20_Text"><text:span text:style-name="Source_20_Text">if condition :</text:span></text:p>
            <text:p text:style-name="Preformatted_20_Text"><text:span text:style-name="Source_20_Text"><text:s text:c="8"/>instruction(s) à effectuer dans la cas où la condition est remplie</text:span></text:p>
            <text:p text:style-name="Preformatted_20_Text"><text:span text:style-name="Source_20_Text">else :</text:span></text:p>
            <text:p text:style-name="Preformatted_20_Text"><text:span text:style-name="Source_20_Text"><text:s text:c="8"/>instruction(s) à effectuer dans la cas contraire</text:span></text:p>
          </table:table-cell>
        </table:table-row>
      </table:table>
      <text:p text:style-name="P20"><text:span text:style-name="T7">ATTENTION ! <text:s/></text:span><text:span text:style-name="T8">Le bloc </text:span><text:span text:style-name="Source_20_Text"><text:span text:style-name="T8">else</text:span></text:span><text:span text:style-name="T8"> n'est pas obligatoire !</text:span></text:p>
      <text:p text:style-name="P20"><text:span text:style-name="T7">Remarque :</text:span><text:span text:style-name="T9"> <text:s/>L</text:span>e symbole  <text:s/><text:span text:style-name="Source_20_Text">:</text:span>  <text:s/><text:span text:style-name="T9">est </text:span>très important en Python <text:span text:style-name="T9">car </text:span>i<text:span text:style-name="T9">l</text:span> marque le début d'un bloc. C'est l'indentation (=décalage) qui délimite le bloc d'instructions.</text:p>
      <text:h text:style-name="Heading_20_4" text:outline-level="4">E<text:span text:style-name="T9">xercice 7</text:span></text:h>
      <text:p text:style-name="P21">Écrire ce code et exécuter le :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10">a=float(input("Entrer un nombre réel : ")) </text:p>
            <text:p text:style-name="P10">if a&gt;=0 : </text:p>
            <text:p text:style-name="P10"><text:s text:c="4"/>print("Vous avez entré un nombre positif ou nul",a) </text:p>
            <text:p text:style-name="P10">else : </text:p>
            <text:p text:style-name="P10"><text:s text:c="4"/>print("Vous avez entré un nombre négatif",a) </text:p>
          </table:table-cell>
        </table:table-row>
      </table:table>
      <text:p text:style-name="Text_20_body"><text:span text:style-name="T9">1 )</text:span>Qu'affiche le programme de l'exemple dans chacun des cas suivants :</text:p>
      <text:list text:style-name="L2">
        <text:list-item>
          <text:p text:style-name="P22">Avec <text:span text:style-name="Source_20_Text">a=8</text:span> ?</text:p>
        </text:list-item>
        <text:list-item>
          <text:p text:style-name="P22">Avec <text:span text:style-name="Source_20_Text">a=-6</text:span> ?</text:p>
        </text:list-item>
        <text:list-item>
          <text:p text:style-name="P22">Avec <text:span text:style-name="Source_20_Text">a=0</text:span> 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499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08:55:08.972748600</meta:creation-date>
    <dc:date>2025-10-01T09:18:49.867248600</dc:date>
    <meta:editing-duration>PT54M31S</meta:editing-duration>
    <meta:editing-cycles>17</meta:editing-cycles>
    <meta:generator>LibreOffice/25.2.5.2$Windows_X86_64 LibreOffice_project/03d19516eb2e1dd5d4ccd751a0d6f35f35e08022</meta:generator>
    <meta:print-date>2025-09-24T09:19:54.108408000</meta:print-date>
    <meta:printed-by>Fichiers PDF</meta:printed-by>
    <meta:document-statistic meta:table-count="7" meta:image-count="0" meta:object-count="0" meta:page-count="2" meta:paragraph-count="76" meta:word-count="445" meta:character-count="2354" meta:non-whitespace-character-count="1949"/>
  </office:meta>
</office:document-meta>
</file>